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number-rows-repeated="2" table:style-name="ro1">
          <table:table-cell/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[.B2]+[.B3]" table:style-name="ce1">
            <text:p>2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Tobin Gevelber</meta:initial-creator>
    <dc:creator>Sebastian Abisleiman</dc:creator>
    <meta:creation-date>2021-04-11T18:57:58Z</meta:creation-date>
    <dc:date>2021-04-11T19:05:27Z</dc:date>
  </office:meta>
</office:document-meta>
</file>